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>
        <text:changed-region xml:id="ct43034240" text:id="ct43034240">
          <text:insertion>
            <office:change-info>
              <dc:creator>Ruben Bär</dc:creator>
              <dc:date>2011-06-07T11:28:00</dc:date>
            </office:change-info>
          </text:insertion>
        </text:changed-region>
        <text:changed-region xml:id="ct43086448" text:id="ct43086448">
          <text:format-change>
            <office:change-info>
              <dc:creator>Ruben Bär</dc:creator>
              <dc:date>2011-06-07T11:52:00</dc:date>
            </office:change-info>
          </text:format-change>
        </text:changed-region>
        <text:changed-region xml:id="ct43029776" text:id="ct43029776">
          <text:deletion>
            <office:change-info>
              <dc:creator>Ruben Bär</dc:creator>
              <dc:date>2011-06-07T11:50:00</dc:date>
            </office:change-info>
            <text:p text:style-name="P1">heutigen </text:p>
          </text:deletion>
        </text:changed-region>
        <text:changed-region xml:id="ct43043984" text:id="ct43043984">
          <text:insertion>
            <office:change-info>
              <dc:creator>Ruben Bär</dc:creator>
              <dc:date>2011-06-07T11:38:00</dc:date>
            </office:change-info>
          </text:insertion>
        </text:changed-region>
        <text:changed-region xml:id="ct43112944" text:id="ct43112944">
          <text:deletion>
            <office:change-info>
              <dc:creator>Ruben Bär</dc:creator>
              <dc:date>2011-06-07T11:38:00</dc:date>
            </office:change-info>
            <text:p text:style-name="P1">T</text:p>
          </text:deletion>
        </text:changed-region>
        <text:changed-region xml:id="ct43113136" text:id="ct43113136">
          <text:deletion>
            <office:change-info>
              <dc:creator>Ruben Bär</dc:creator>
              <dc:date>2011-06-07T11:39:00</dc:date>
            </office:change-info>
            <text:p text:style-name="P1">stark an die</text:p>
          </text:deletion>
        </text:changed-region>
        <text:changed-region xml:id="ct39913904" text:id="ct39913904">
          <text:insertion>
            <office:change-info>
              <dc:creator>Ruben Bär</dc:creator>
              <dc:date>2011-06-07T11:39:00</dc:date>
            </office:change-info>
          </text:insertion>
        </text:changed-region>
        <text:changed-region xml:id="ct43111680" text:id="ct43111680">
          <text:deletion>
            <office:change-info>
              <dc:creator>Ruben Bär</dc:creator>
              <dc:date>2011-06-07T11:39:00</dc:date>
            </office:change-info>
            <text:p text:style-name="P1"><text:s/>gebunden</text:p>
          </text:deletion>
        </text:changed-region>
        <text:changed-region xml:id="ct43111872" text:id="ct43111872">
          <text:insertion>
            <office:change-info>
              <dc:creator>Ruben Bär</dc:creator>
              <dc:date>2011-06-07T11:40:00</dc:date>
            </office:change-info>
          </text:insertion>
        </text:changed-region>
        <text:changed-region xml:id="ct39862464" text:id="ct39862464">
          <text:deletion>
            <office:change-info>
              <dc:creator>Ruben Bär</dc:creator>
              <dc:date>2011-06-07T11:40:00</dc:date>
            </office:change-info>
            <text:p text:style-name="P1">,</text:p>
          </text:deletion>
        </text:changed-region>
        <text:changed-region xml:id="ct39862656" text:id="ct39862656">
          <text:insertion>
            <office:change-info>
              <dc:creator>Ruben Bär</dc:creator>
              <dc:date>2011-06-07T11:40:00</dc:date>
            </office:change-info>
          </text:insertion>
        </text:changed-region>
        <text:changed-region xml:id="ct39918544" text:id="ct39918544">
          <text:insertion>
            <office:change-info>
              <dc:creator>Ruben Bär</dc:creator>
              <dc:date>2011-06-07T11:41:00</dc:date>
            </office:change-info>
          </text:insertion>
        </text:changed-region>
        <text:changed-region xml:id="ct39918736" text:id="ct39918736">
          <text:deletion>
            <office:change-info>
              <dc:creator>Ruben Bär</dc:creator>
              <dc:date>2011-06-07T11:42:00</dc:date>
            </office:change-info>
            <text:p text:style-name="P1">was den Programmierer in manchen Fällen einschränkt und dazu zwingt, unsichere Typenkonstrukte wie Casts zu verwenden. </text:p>
          </text:deletion>
        </text:changed-region>
        <text:changed-region xml:id="ct43113872" text:id="ct43113872">
          <text:insertion>
            <office:change-info>
              <dc:creator>Ruben Bär</dc:creator>
              <dc:date>2011-06-07T11:51:00</dc:date>
            </office:change-info>
          </text:insertion>
        </text:changed-region>
        <text:changed-region xml:id="ct43114064" text:id="ct43114064">
          <text:insertion>
            <office:change-info>
              <dc:creator>Ruben Bär</dc:creator>
              <dc:date>2011-06-07T11:52:00</dc:date>
            </office:change-info>
          </text:insertion>
        </text:changed-region>
        <text:changed-region xml:id="ct43150976" text:id="ct43150976">
          <text:insertion>
            <office:change-info>
              <dc:creator>Ruben Bär</dc:creator>
              <dc:date>2011-06-07T11:45:00</dc:date>
            </office:change-info>
          </text:insertion>
        </text:changed-region>
        <text:changed-region xml:id="ct43151168" text:id="ct43151168">
          <text:deletion>
            <office:change-info>
              <dc:creator>Stefan Heinemann</dc:creator>
              <dc:date>2011-06-08T00:29:00</dc:date>
            </office:change-info>
            <text:p text:style-name="P1">en</text:p>
          </text:deletion>
        </text:changed-region>
        <text:changed-region xml:id="ct43091072" text:id="ct43091072">
          <text:insertion>
            <office:change-info>
              <dc:creator>Stefan Heinemann</dc:creator>
              <dc:date>2011-06-08T00:29:00</dc:date>
            </office:change-info>
          </text:insertion>
        </text:changed-region>
        <text:changed-region xml:id="ct43096592" text:id="ct43096592">
          <text:insertion>
            <office:change-info>
              <dc:creator>Ruben Bär</dc:creator>
              <dc:date>2011-06-07T11:45:00</dc:date>
            </office:change-info>
          </text:insertion>
        </text:changed-region>
        <text:changed-region xml:id="ct43096784" text:id="ct43096784">
          <text:insertion>
            <office:change-info>
              <dc:creator>Ruben Bär</dc:creator>
              <dc:date>2011-06-07T11:46:00</dc:date>
            </office:change-info>
          </text:insertion>
        </text:changed-region>
        <text:changed-region xml:id="ct42798720" text:id="ct42798720">
          <text:insertion>
            <office:change-info>
              <dc:creator>Ruben Bär</dc:creator>
              <dc:date>2011-06-07T11:54:00</dc:date>
            </office:change-info>
          </text:insertion>
        </text:changed-region>
        <text:changed-region xml:id="ct42797200" text:id="ct42797200">
          <text:deletion>
            <office:change-info>
              <dc:creator>Ruben Bär</dc:creator>
              <dc:date>2011-06-14T10:03:00</dc:date>
            </office:change-info>
            <text:p text:style-name="P1">s</text:p>
          </text:deletion>
        </text:changed-region>
        <text:changed-region xml:id="ct42782720" text:id="ct42782720">
          <text:insertion>
            <office:change-info>
              <dc:creator>Ruben Bär</dc:creator>
              <dc:date>2011-06-07T11:54:00</dc:date>
            </office:change-info>
          </text:insertion>
        </text:changed-region>
        <text:changed-region xml:id="ct43124144" text:id="ct43124144">
          <text:deletion>
            <office:change-info>
              <dc:creator>Ruben Bär</dc:creator>
              <dc:date>2011-06-07T11:56:00</dc:date>
            </office:change-info>
            <text:p text:style-name="P1">Diese Bachelorarbeit präsentiert </text:p>
          </text:deletion>
        </text:changed-region>
        <text:changed-region xml:id="ct42800400" text:id="ct42800400">
          <text:deletion>
            <office:change-info>
              <dc:creator>Ruben Bär</dc:creator>
              <dc:date>2011-06-07T11:53:00</dc:date>
            </office:change-info>
            <text:p text:style-name="P1">ein </text:p>
          </text:deletion>
        </text:changed-region>
        <text:changed-region xml:id="ct42800208" text:id="ct42800208">
          <text:deletion>
            <office:change-info>
              <dc:creator>Ruben Bär</dc:creator>
              <dc:date>2011-06-07T11:48:00</dc:date>
            </office:change-info>
            <text:p text:style-name="P1">neues Konzept der Vererbung bekannt als Subclassing und eine rudimentäre Programmiersprache, welche dieses Konzept implementiert.</text:p>
          </text:deletion>
        </text:changed-region>
        <text:changed-region xml:id="ct42802384" text:id="ct42802384">
          <text:insertion>
            <office:change-info>
              <dc:creator>Ruben Bär</dc:creator>
              <dc:date>2011-06-07T12:00:00</dc:date>
            </office:change-info>
          </text:insertion>
        </text:changed-region>
        <text:changed-region xml:id="ct42798096" text:id="ct42798096">
          <text:insertion>
            <office:change-info>
              <dc:creator>Ruben Bär</dc:creator>
              <dc:date>2011-06-07T12:00:00</dc:date>
            </office:change-info>
          </text:insertion>
        </text:changed-region>
        <text:changed-region xml:id="ct43124560" text:id="ct43124560">
          <text:deletion>
            <office:change-info>
              <dc:creator>Ruben Bär</dc:creator>
              <dc:date>2011-06-07T12:00:00</dc:date>
            </office:change-info>
            <text:p text:style-name="P1">als</text:p>
          </text:deletion>
        </text:changed-region>
        <text:changed-region xml:id="ct43124336" text:id="ct43124336">
          <text:insertion>
            <office:change-info>
              <dc:creator>Ruben Bär</dc:creator>
              <dc:date>2011-06-07T12:00:00</dc:date>
            </office:change-info>
          </text:insertion>
        </text:changed-region>
        <text:changed-region xml:id="ct42801040" text:id="ct42801040">
          <text:deletion>
            <office:change-info>
              <dc:creator>Ruben Bär</dc:creator>
              <dc:date>2011-06-07T12:00:00</dc:date>
            </office:change-info>
            <text:p text:style-name="P1"><text:span text:style-name="T1">Subtyping</text:span> <text:s text:c="2"/>bekannt ist</text:p>
          </text:deletion>
        </text:changed-region>
        <text:changed-region xml:id="ct43142448" text:id="ct43142448">
          <text:insertion>
            <office:change-info>
              <dc:creator>Ruben Bär</dc:creator>
              <dc:date>2011-06-07T12:00:00</dc:date>
            </office:change-info>
          </text:insertion>
        </text:changed-region>
        <text:changed-region xml:id="ct43142928" text:id="ct43142928">
          <text:deletion>
            <office:change-info>
              <dc:creator>Ruben Bär</dc:creator>
              <dc:date>2011-06-07T12:01:00</dc:date>
            </office:change-info>
            <text:p text:style-name="P1">Dabei wird bei der Vererbung einer Klasse automatisch ein neuer Typ kreiert. </text:p>
          </text:deletion>
        </text:changed-region>
        <text:changed-region xml:id="ct43142176" text:id="ct43142176">
          <text:insertion>
            <office:change-info>
              <dc:creator>Ruben Bär</dc:creator>
              <dc:date>2011-06-07T12:01:00</dc:date>
            </office:change-info>
          </text:insertion>
        </text:changed-region>
        <text:changed-region xml:id="ct39916224" text:id="ct39916224">
          <text:deletion>
            <office:change-info>
              <dc:creator>Ruben Bär</dc:creator>
              <dc:date>2011-06-07T12:01:00</dc:date>
            </office:change-info>
            <text:p text:style-name="P1">en</text:p>
          </text:deletion>
        </text:changed-region>
        <text:changed-region xml:id="ct43090800" text:id="ct43090800">
          <text:deletion>
            <office:change-info>
              <dc:creator>Ruben Bär</dc:creator>
              <dc:date>2011-06-07T12:01:00</dc:date>
            </office:change-info>
            <text:p text:style-name="P1">durch Subtypen ersetzt werden können</text:p>
          </text:deletion>
        </text:changed-region>
        <text:changed-region xml:id="ct43142640" text:id="ct43142640">
          <text:insertion>
            <office:change-info>
              <dc:creator>Ruben Bär</dc:creator>
              <dc:date>2011-06-07T12:01:00</dc:date>
            </office:change-info>
          </text:insertion>
        </text:changed-region>
        <text:changed-region xml:id="ct43136800" text:id="ct43136800">
          <text:insertion>
            <office:change-info>
              <dc:creator>Stefan Heinemann</dc:creator>
              <dc:date>2011-06-08T13:44:00</dc:date>
            </office:change-info>
          </text:insertion>
        </text:changed-region>
        <text:changed-region xml:id="ct43136352" text:id="ct43136352">
          <text:insertion>
            <office:change-info>
              <dc:creator>Ruben Bär</dc:creator>
              <dc:date>2011-06-07T12:01:00</dc:date>
            </office:change-info>
          </text:insertion>
        </text:changed-region>
        <text:changed-region xml:id="ct43136544" text:id="ct43136544">
          <text:insertion>
            <office:change-info>
              <dc:creator>Stefan Heinemann</dc:creator>
              <dc:date>2011-06-08T13:44:00</dc:date>
            </office:change-info>
          </text:insertion>
        </text:changed-region>
        <text:changed-region xml:id="ct39915504" text:id="ct39915504">
          <text:insertion>
            <office:change-info>
              <dc:creator>Ruben Bär</dc:creator>
              <dc:date>2011-06-07T12:01:00</dc:date>
            </office:change-info>
          </text:insertion>
        </text:changed-region>
        <text:changed-region xml:id="ct43137648" text:id="ct43137648">
          <text:insertion>
            <office:change-info>
              <dc:creator>Ruben Bär</dc:creator>
              <dc:date>2011-06-07T12:02:00</dc:date>
            </office:change-info>
          </text:insertion>
        </text:changed-region>
        <text:changed-region xml:id="ct39914992" text:id="ct39914992">
          <text:deletion>
            <office:change-info>
              <dc:creator>Stefan Heinemann</dc:creator>
              <dc:date>2011-06-08T13:44:00</dc:date>
            </office:change-info>
            <text:p text:style-name="P1">e</text:p>
          </text:deletion>
        </text:changed-region>
        <text:changed-region xml:id="ct39915184" text:id="ct39915184">
          <text:insertion>
            <office:change-info>
              <dc:creator>Ruben Bär</dc:creator>
              <dc:date>2011-06-07T12:02:00</dc:date>
            </office:change-info>
          </text:insertion>
        </text:changed-region>
        <text:changed-region xml:id="ct39915888" text:id="ct39915888">
          <text:deletion>
            <office:change-info>
              <dc:creator>Ruben Bär</dc:creator>
              <dc:date>2011-06-07T12:02:00</dc:date>
            </office:change-info>
            <text:p text:style-name="P1">Diese </text:p>
          </text:deletion>
        </text:changed-region>
        <text:changed-region xml:id="ct39915696" text:id="ct39915696">
          <text:deletion>
            <office:change-info>
              <dc:creator>Ruben Bär</dc:creator>
              <dc:date>2011-06-07T12:04:00</dc:date>
            </office:change-info>
            <text:p text:style-name="P1">Eigenschaft führt jedoch auch gewisse Einschränkungen mit sich, damit die Typen sicher ersetzt werden können.</text:p>
          </text:deletion>
        </text:changed-region>
        <text:changed-region xml:id="ct43141872" text:id="ct43141872">
          <text:insertion>
            <office:change-info>
              <dc:creator>Ruben Bär</dc:creator>
              <dc:date>2011-06-07T12:04:00</dc:date>
            </office:change-info>
          </text:insertion>
        </text:changed-region>
        <text:changed-region xml:id="ct43136992" text:id="ct43136992">
          <text:format-change>
            <office:change-info>
              <dc:creator>Ruben Bär</dc:creator>
              <dc:date>2011-06-07T12:05:00</dc:date>
            </office:change-info>
          </text:format-change>
        </text:changed-region>
        <text:changed-region xml:id="ct43137184" text:id="ct43137184">
          <text:format-change>
            <office:change-info>
              <dc:creator>Ruben Bär</dc:creator>
              <dc:date>2011-06-07T12:05:00</dc:date>
            </office:change-info>
          </text:format-change>
        </text:changed-region>
        <text:changed-region xml:id="ct43077504" text:id="ct43077504">
          <text:format-change>
            <office:change-info>
              <dc:creator>Ruben Bär</dc:creator>
              <dc:date>2011-06-07T12:05:00</dc:date>
            </office:change-info>
          </text:format-change>
        </text:changed-region>
        <text:changed-region xml:id="ct43140992" text:id="ct43140992">
          <text:insertion>
            <office:change-info>
              <dc:creator>Ruben Bär</dc:creator>
              <dc:date>2011-06-07T12:05:00</dc:date>
            </office:change-info>
          </text:insertion>
        </text:changed-region>
        <text:changed-region xml:id="ct43139824" text:id="ct43139824">
          <text:format-change>
            <office:change-info>
              <dc:creator>Ruben Bär</dc:creator>
              <dc:date>2011-06-07T12:04:00</dc:date>
            </office:change-info>
          </text:format-change>
        </text:changed-region>
        <text:changed-region xml:id="ct42614784" text:id="ct42614784">
          <text:deletion>
            <office:change-info>
              <dc:creator>Ruben Bär</dc:creator>
              <dc:date>2011-06-07T12:05:00</dc:date>
            </office:change-info>
            <text:p text:style-name="P1"><text:span text:style-name="T2">-Klasse</text:span></text:p>
          </text:deletion>
        </text:changed-region>
        <text:changed-region xml:id="ct42805248" text:id="ct42805248">
          <text:insertion>
            <office:change-info>
              <dc:creator>Ruben Bär</dc:creator>
              <dc:date>2011-06-07T12:05:00</dc:date>
            </office:change-info>
          </text:insertion>
        </text:changed-region>
        <text:changed-region xml:id="ct42805440" text:id="ct42805440">
          <text:deletion>
            <office:change-info>
              <dc:creator>Stefan Heinemann</dc:creator>
              <dc:date>2011-06-08T13:45:00</dc:date>
            </office:change-info>
            <text:p text:style-name="P1"><text:span text:style-name="T2">e</text:span></text:p>
          </text:deletion>
        </text:changed-region>
        <text:changed-region xml:id="ct42614432" text:id="ct42614432">
          <text:insertion>
            <office:change-info>
              <dc:creator>Ruben Bär</dc:creator>
              <dc:date>2011-06-07T12:05:00</dc:date>
            </office:change-info>
          </text:insertion>
        </text:changed-region>
        <text:changed-region xml:id="ct42615008" text:id="ct42615008">
          <text:deletion>
            <office:change-info>
              <dc:creator>Ruben Bär</dc:creator>
              <dc:date>2011-06-07T12:05:00</dc:date>
            </office:change-info>
            <text:p text:style-name="P1"><text:span text:style-name="T2">die Methode</text:span></text:p>
          </text:deletion>
        </text:changed-region>
        <text:changed-region xml:id="ct43151776" text:id="ct43151776">
          <text:insertion>
            <office:change-info>
              <dc:creator>Ruben Bär</dc:creator>
              <dc:date>2011-06-07T12:06:00</dc:date>
            </office:change-info>
          </text:insertion>
        </text:changed-region>
        <text:changed-region xml:id="ct42617184" text:id="ct42617184">
          <text:insertion>
            <office:change-info>
              <dc:creator>Ruben Bär</dc:creator>
              <dc:date>2011-06-07T12:07:00</dc:date>
            </office:change-info>
          </text:insertion>
        </text:changed-region>
        <text:changed-region xml:id="ct43153440" text:id="ct43153440">
          <text:deletion>
            <office:change-info>
              <dc:creator>Stefan Heinemann</dc:creator>
              <dc:date>2011-06-08T13:45:00</dc:date>
            </office:change-info>
            <text:p text:style-name="P1"><text:span text:style-name="T2"><text:s/></text:span></text:p>
          </text:deletion>
        </text:changed-region>
        <text:changed-region xml:id="ct42617376" text:id="ct42617376">
          <text:deletion>
            <office:change-info>
              <dc:creator>Stefan Heinemann</dc:creator>
              <dc:date>2011-06-08T13:46:00</dc:date>
            </office:change-info>
            <text:p text:style-name="P1"><text:span text:style-name="T2">S</text:span></text:p>
          </text:deletion>
        </text:changed-region>
        <text:changed-region xml:id="ct43152416" text:id="ct43152416">
          <text:insertion>
            <office:change-info>
              <dc:creator>Stefan Heinemann</dc:creator>
              <dc:date>2011-06-08T13:46:00</dc:date>
            </office:change-info>
          </text:insertion>
        </text:changed-region>
        <text:changed-region xml:id="ct43153632" text:id="ct43153632">
          <text:insertion>
            <office:change-info>
              <dc:creator>Ruben Bär</dc:creator>
              <dc:date>2011-06-07T12:07:00</dc:date>
            </office:change-info>
          </text:insertion>
        </text:changed-region>
        <text:changed-region xml:id="ct43153824" text:id="ct43153824">
          <text:deletion>
            <office:change-info>
              <dc:creator>Ruben Bär</dc:creator>
              <dc:date>2011-06-07T12:07:00</dc:date>
            </office:change-info>
            <text:p text:style-name="P1"><text:span text:style-name="T2"><text:s/>Der/die ProgrammiererIn ist gezwungen, auf unsichere Sprachkonzepte wie Casts zurück zu greifen.</text:span></text:p>
          </text:deletion>
        </text:changed-region>
        <text:changed-region xml:id="ct43154368" text:id="ct43154368">
          <text:insertion>
            <office:change-info>
              <dc:creator>Ruben Bär</dc:creator>
              <dc:date>2011-06-07T12:07:00</dc:date>
            </office:change-info>
          </text:insertion>
        </text:changed-region>
        <text:changed-region xml:id="ct43156080" text:id="ct43156080">
          <text:insertion>
            <office:change-info>
              <dc:creator>Ruben Bär</dc:creator>
              <dc:date>2011-06-07T12:08:00</dc:date>
            </office:change-info>
          </text:insertion>
        </text:changed-region>
        <text:changed-region xml:id="ct43158208" text:id="ct43158208">
          <text:insertion>
            <office:change-info>
              <dc:creator>Ruben Bär</dc:creator>
              <dc:date>2011-06-07T12:09:00</dc:date>
            </office:change-info>
          </text:insertion>
        </text:changed-region>
        <text:changed-region xml:id="ct43158400" text:id="ct43158400">
          <text:deletion>
            <office:change-info>
              <dc:creator>Ruben Bär</dc:creator>
              <dc:date>2011-06-07T12:33:00</dc:date>
            </office:change-info>
            <text:p text:style-name="P1"><text:span text:style-name="T2"/></text:p>
            <text:p text:style-name="P1"><text:span text:style-name="T2">Da genannte Sprachen die Typenhierarchie implizit fest an die Vererbungshierarchie koppeln, ist dem/der ProgrammiererIn kein Werkzeg gegeben, Code wiederverwendbar zu machen ohne Subtypen zu kreieren. Das Konzept </text:span><text:span text:style-name="T1">Subclassing</text:span><text:span text:style-name="T2"> schafft dem Abhilfe.</text:span></text:p>
          </text:deletion>
        </text:changed-region>
        <text:changed-region xml:id="ct42018592" text:id="ct42018592">
          <text:deletion>
            <office:change-info>
              <dc:creator>Ruben Bär</dc:creator>
              <dc:date>2011-06-07T12:11:00</dc:date>
            </office:change-info>
            <text:p text:style-name="P2">vorgestellt</text:p>
          </text:deletion>
        </text:changed-region>
        <text:changed-region xml:id="ct42010160" text:id="ct42010160">
          <text:insertion>
            <office:change-info>
              <dc:creator>Ruben Bär</dc:creator>
              <dc:date>2011-06-07T12:11:00</dc:date>
            </office:change-info>
          </text:insertion>
        </text:changed-region>
        <text:changed-region xml:id="ct42616928" text:id="ct42616928">
          <text:deletion>
            <office:change-info>
              <dc:creator>Ruben Bär</dc:creator>
              <dc:date>2011-06-07T12:11:00</dc:date>
            </office:change-info>
            <text:p text:style-name="P2">.</text:p>
          </text:deletion>
        </text:changed-region>
        <text:changed-region xml:id="ct42014048" text:id="ct42014048">
          <text:deletion>
            <office:change-info>
              <dc:creator>Ruben Bär</dc:creator>
              <dc:date>2011-06-07T12:12:00</dc:date>
            </office:change-info>
            <text:p text:style-name="P2">Dieses</text:p>
          </text:deletion>
        </text:changed-region>
        <text:changed-region xml:id="ct42801568" text:id="ct42801568">
          <text:insertion>
            <office:change-info>
              <dc:creator>Ruben Bär</dc:creator>
              <dc:date>2011-06-07T12:12:00</dc:date>
            </office:change-info>
          </text:insertion>
        </text:changed-region>
        <text:changed-region xml:id="ct42018064" text:id="ct42018064">
          <text:insertion>
            <office:change-info>
              <dc:creator>Stefan Heinemann</dc:creator>
              <dc:date>2011-06-08T13:46:00</dc:date>
            </office:change-info>
          </text:insertion>
        </text:changed-region>
        <text:changed-region xml:id="ct42006560" text:id="ct42006560">
          <text:deletion>
            <office:change-info>
              <dc:creator>Ruben Bär</dc:creator>
              <dc:date>2011-06-07T12:11:00</dc:date>
            </office:change-info>
            <text:p text:style-name="P2">es</text:p>
          </text:deletion>
        </text:changed-region>
        <text:changed-region xml:id="ct42009424" text:id="ct42009424">
          <text:deletion>
            <office:change-info>
              <dc:creator>Ruben Bär</dc:creator>
              <dc:date>2011-06-07T12:10:00</dc:date>
            </office:change-info>
            <text:p text:style-name="P2"><text:s/>dem/der ProgrammiererIn,</text:p>
          </text:deletion>
        </text:changed-region>
        <text:changed-region xml:id="ct42012960" text:id="ct42012960">
          <text:deletion>
            <office:change-info>
              <dc:creator>Ruben Bär</dc:creator>
              <dc:date>2011-06-07T12:11:00</dc:date>
            </office:change-info>
            <text:p text:style-name="P2"><text:s/></text:p>
          </text:deletion>
        </text:changed-region>
        <text:changed-region xml:id="ct42007568" text:id="ct42007568">
          <text:deletion>
            <office:change-info>
              <dc:creator>Ruben Bär</dc:creator>
              <dc:date>2011-06-07T12:12:00</dc:date>
            </office:change-info>
            <text:p text:style-name="P2">Manche</text:p>
          </text:deletion>
        </text:changed-region>
        <text:changed-region xml:id="ct42807152" text:id="ct42807152">
          <text:insertion>
            <office:change-info>
              <dc:creator>Ruben Bär</dc:creator>
              <dc:date>2011-06-07T12:12:00</dc:date>
            </office:change-info>
          </text:insertion>
        </text:changed-region>
        <text:changed-region xml:id="ct43137376" text:id="ct43137376">
          <text:deletion>
            <office:change-info>
              <dc:creator>Ruben Bär</dc:creator>
              <dc:date>2011-06-07T12:13:00</dc:date>
            </office:change-info>
            <text:p text:style-name="P2">also solche die die eigene Klasse referenzieren</text:p>
          </text:deletion>
        </text:changed-region>
        <text:changed-region xml:id="ct43157936" text:id="ct43157936">
          <text:insertion>
            <office:change-info>
              <dc:creator>Ruben Bär</dc:creator>
              <dc:date>2011-06-07T12:13:00</dc:date>
            </office:change-info>
          </text:insertion>
        </text:changed-region>
        <text:changed-region xml:id="ct42841344" text:id="ct42841344">
          <text:deletion>
            <office:change-info>
              <dc:creator>Ruben Bär</dc:creator>
              <dc:date>2011-06-14T10:03:00</dc:date>
            </office:change-info>
            <text:p text:style-name="P2">n</text:p>
          </text:deletion>
        </text:changed-region>
        <text:changed-region xml:id="ct42004992" text:id="ct42004992">
          <text:insertion>
            <office:change-info>
              <dc:creator>Ruben Bär</dc:creator>
              <dc:date>2011-06-07T12:13:00</dc:date>
            </office:change-info>
          </text:insertion>
        </text:changed-region>
        <text:changed-region xml:id="ct42801920" text:id="ct42801920">
          <text:insertion>
            <office:change-info>
              <dc:creator>Ruben Bär</dc:creator>
              <dc:date>2011-06-07T12:14:00</dc:date>
            </office:change-info>
          </text:insertion>
        </text:changed-region>
        <text:changed-region xml:id="ct42006864" text:id="ct42006864">
          <text:deletion>
            <office:change-info>
              <dc:creator>Ruben Bär</dc:creator>
              <dc:date>2011-06-07T12:21:00</dc:date>
            </office:change-info>
            <text:p text:style-name="P2">. </text:p>
          </text:deletion>
        </text:changed-region>
        <text:changed-region xml:id="ct43078480" text:id="ct43078480">
          <text:insertion>
            <office:change-info>
              <dc:creator>Ruben Bär</dc:creator>
              <dc:date>2011-06-07T12:21:00</dc:date>
            </office:change-info>
          </text:insertion>
        </text:changed-region>
        <text:changed-region xml:id="ct42810240" text:id="ct42810240">
          <text:insertion>
            <office:change-info>
              <dc:creator>Ruben Bär</dc:creator>
              <dc:date>2011-06-07T12:22:00</dc:date>
            </office:change-info>
          </text:insertion>
        </text:changed-region>
        <text:changed-region xml:id="ct42795920" text:id="ct42795920">
          <text:deletion>
            <office:change-info>
              <dc:creator>Ruben Bär</dc:creator>
              <dc:date>2011-06-07T12:23:00</dc:date>
            </office:change-info>
            <text:p text:style-name="P2"><text:s/></text:p>
          </text:deletion>
        </text:changed-region>
        <text:changed-region xml:id="ct42019248" text:id="ct42019248">
          <text:insertion>
            <office:change-info>
              <dc:creator>Ruben Bär</dc:creator>
              <dc:date>2011-06-07T12:23:00</dc:date>
            </office:change-info>
          </text:insertion>
        </text:changed-region>
        <text:changed-region xml:id="ct42844880" text:id="ct42844880">
          <text:deletion>
            <office:change-info>
              <dc:creator>Stefan Heinemann</dc:creator>
              <dc:date>2011-06-08T13:47:00</dc:date>
            </office:change-info>
            <text:p text:style-name="P2">e</text:p>
          </text:deletion>
        </text:changed-region>
        <text:changed-region xml:id="ct42841072" text:id="ct42841072">
          <text:insertion>
            <office:change-info>
              <dc:creator>Ruben Bär</dc:creator>
              <dc:date>2011-06-14T10:03:00</dc:date>
            </office:change-info>
          </text:insertion>
        </text:changed-region>
        <text:changed-region xml:id="ct42843728" text:id="ct42843728">
          <text:insertion>
            <office:change-info>
              <dc:creator>Ruben Bär</dc:creator>
              <dc:date>2011-06-07T12:23:00</dc:date>
            </office:change-info>
          </text:insertion>
        </text:changed-region>
        <text:changed-region xml:id="ct42844256" text:id="ct42844256">
          <text:deletion>
            <office:change-info>
              <dc:creator>Stefan Heinemann</dc:creator>
              <dc:date>2011-06-08T13:47:00</dc:date>
            </office:change-info>
            <text:p text:style-name="P2">E</text:p>
          </text:deletion>
        </text:changed-region>
        <text:changed-region xml:id="ct42842736" text:id="ct42842736">
          <text:insertion>
            <office:change-info>
              <dc:creator>Stefan Heinemann</dc:creator>
              <dc:date>2011-06-08T13:47:00</dc:date>
            </office:change-info>
          </text:insertion>
        </text:changed-region>
        <text:changed-region xml:id="ct42845344" text:id="ct42845344">
          <text:insertion>
            <office:change-info>
              <dc:creator>Ruben Bär</dc:creator>
              <dc:date>2011-06-07T12:23:00</dc:date>
            </office:change-info>
          </text:insertion>
        </text:changed-region>
        <text:changed-region xml:id="ct42617568" text:id="ct42617568">
          <text:insertion>
            <office:change-info>
              <dc:creator>Ruben Bär</dc:creator>
              <dc:date>2011-06-07T12:24:00</dc:date>
            </office:change-info>
          </text:insertion>
        </text:changed-region>
        <text:changed-region xml:id="ct43154048" text:id="ct43154048">
          <text:deletion>
            <office:change-info>
              <dc:creator>Stefan Heinemann</dc:creator>
              <dc:date>2011-06-08T13:47:00</dc:date>
            </office:change-info>
            <text:p text:style-name="P2">e-</text:p>
          </text:deletion>
        </text:changed-region>
        <text:changed-region xml:id="ct43140016" text:id="ct43140016">
          <text:insertion>
            <office:change-info>
              <dc:creator>Stefan Heinemann</dc:creator>
              <dc:date>2011-06-08T13:47:00</dc:date>
            </office:change-info>
          </text:insertion>
        </text:changed-region>
        <text:changed-region xml:id="ct42847216" text:id="ct42847216">
          <text:insertion>
            <office:change-info>
              <dc:creator>Ruben Bär</dc:creator>
              <dc:date>2011-06-07T12:24:00</dc:date>
            </office:change-info>
          </text:insertion>
        </text:changed-region>
        <text:changed-region xml:id="ct42847408" text:id="ct42847408">
          <text:insertion>
            <office:change-info>
              <dc:creator>Ruben Bär</dc:creator>
              <dc:date>2011-06-07T12:25:00</dc:date>
            </office:change-info>
          </text:insertion>
        </text:changed-region>
        <text:changed-region xml:id="ct42840272" text:id="ct42840272">
          <text:deletion>
            <office:change-info>
              <dc:creator>Ruben Bär</dc:creator>
              <dc:date>2011-06-14T10:03:00</dc:date>
            </office:change-info>
            <text:p text:style-name="P2">n</text:p>
          </text:deletion>
        </text:changed-region>
        <text:changed-region xml:id="ct42840464" text:id="ct42840464">
          <text:insertion>
            <office:change-info>
              <dc:creator>Ruben Bär</dc:creator>
              <dc:date>2011-06-14T10:03:00</dc:date>
            </office:change-info>
          </text:insertion>
        </text:changed-region>
        <text:changed-region xml:id="ct42849904" text:id="ct42849904">
          <text:insertion>
            <office:change-info>
              <dc:creator>Ruben Bär</dc:creator>
              <dc:date>2011-06-07T12:25:00</dc:date>
            </office:change-info>
          </text:insertion>
        </text:changed-region>
        <text:changed-region xml:id="ct42848928" text:id="ct42848928">
          <text:insertion>
            <office:change-info>
              <dc:creator>Ruben Bär</dc:creator>
              <dc:date>2011-06-07T12:26:00</dc:date>
            </office:change-info>
          </text:insertion>
        </text:changed-region>
        <text:changed-region xml:id="ct42850976" text:id="ct42850976">
          <text:insertion>
            <office:change-info>
              <dc:creator>Ruben Bär</dc:creator>
              <dc:date>2011-06-07T12:27:00</dc:date>
            </office:change-info>
          </text:insertion>
        </text:changed-region>
        <text:changed-region xml:id="ct42850224" text:id="ct42850224">
          <text:insertion>
            <office:change-info>
              <dc:creator>Ruben Bär</dc:creator>
              <dc:date>2011-06-07T12:28:00</dc:date>
            </office:change-info>
          </text:insertion>
        </text:changed-region>
        <text:changed-region xml:id="ct42850688" text:id="ct42850688">
          <text:deletion>
            <office:change-info>
              <dc:creator>Stefan Heinemann</dc:creator>
              <dc:date>2011-06-08T13:48:00</dc:date>
            </office:change-info>
            <text:p text:style-name="P2">e</text:p>
          </text:deletion>
        </text:changed-region>
        <text:changed-region xml:id="ct42851952" text:id="ct42851952">
          <text:insertion>
            <office:change-info>
              <dc:creator>Ruben Bär</dc:creator>
              <dc:date>2011-06-07T12:28:00</dc:date>
            </office:change-info>
          </text:insertion>
        </text:changed-region>
        <text:changed-region xml:id="ct42613776" text:id="ct42613776">
          <text:deletion>
            <office:change-info>
              <dc:creator>Stefan Heinemann</dc:creator>
              <dc:date>2011-06-08T13:48:00</dc:date>
            </office:change-info>
            <text:p text:style-name="P2">e</text:p>
          </text:deletion>
        </text:changed-region>
        <text:changed-region xml:id="ct42851664" text:id="ct42851664">
          <text:insertion>
            <office:change-info>
              <dc:creator>Ruben Bär</dc:creator>
              <dc:date>2011-06-07T12:28:00</dc:date>
            </office:change-info>
          </text:insertion>
        </text:changed-region>
        <text:changed-region xml:id="ct42613968" text:id="ct42613968">
          <text:insertion>
            <office:change-info>
              <dc:creator>Ruben Bär</dc:creator>
              <dc:date>2011-06-07T12:29:00</dc:date>
            </office:change-info>
          </text:insertion>
        </text:changed-region>
        <text:changed-region xml:id="ct43151968" text:id="ct43151968">
          <text:deletion>
            <office:change-info>
              <dc:creator>Ruben Bär</dc:creator>
              <dc:date>2011-06-07T12:29:00</dc:date>
            </office:change-info>
            <text:p text:style-name="P2">Dazu wird das Keyword <text:span text:style-name="T1">MyType</text:span> eingeführt. Dieses Keyword wird je nach Verwendung der Klasse, ob als Subtype oder Subclass vererbt, entsprechend gebunden.</text:p>
          </text:deletion>
        </text:changed-region>
        <text:changed-region xml:id="ct42014240" text:id="ct42014240">
          <text:deletion>
            <office:change-info>
              <dc:creator>Ruben Bär</dc:creator>
              <dc:date>2011-06-07T12:33:00</dc:date>
            </office:change-info>
            <text:p text:style-name="P3">Ooplss</text:p>
          </text:deletion>
        </text:changed-region>
        <text:changed-region xml:id="ct42019616" text:id="ct42019616">
          <text:insertion>
            <office:change-info>
              <dc:creator>Ruben Bär</dc:creator>
              <dc:date>2011-06-07T12:33:00</dc:date>
            </office:change-info>
          </text:insertion>
        </text:changed-region>
        <text:changed-region xml:id="ct42845760" text:id="ct42845760">
          <text:deletion>
            <office:change-info>
              <dc:creator>Ruben Bär</dc:creator>
              <dc:date>2011-06-07T12:30:00</dc:date>
            </office:change-info>
            <text:p text:style-name="P2">das Ganze in die Praxis umzusetzen</text:p>
          </text:deletion>
        </text:changed-region>
        <text:changed-region xml:id="ct42852896" text:id="ct42852896">
          <text:insertion>
            <office:change-info>
              <dc:creator>Ruben Bär</dc:creator>
              <dc:date>2011-06-14T10:03:00</dc:date>
            </office:change-info>
          </text:insertion>
        </text:changed-region>
        <text:changed-region xml:id="ct42853312" text:id="ct42853312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43152160" text:id="ct43152160">
          <text:insertion>
            <office:change-info>
              <dc:creator>Ruben Bär</dc:creator>
              <dc:date>2011-06-14T10:04:00</dc:date>
            </office:change-info>
          </text:insertion>
        </text:changed-region>
        <text:changed-region xml:id="ct42843088" text:id="ct42843088">
          <text:insertion>
            <office:change-info>
              <dc:creator>Ruben Bär</dc:creator>
              <dc:date>2011-06-07T12:36:00</dc:date>
            </office:change-info>
          </text:insertion>
        </text:changed-region>
        <text:changed-region xml:id="ct43158592" text:id="ct43158592">
          <text:deletion>
            <office:change-info>
              <dc:creator>Ruben Bär</dc:creator>
              <dc:date>2011-06-14T10:04:00</dc:date>
            </office:change-info>
            <text:p text:style-name="P2">umsetzt</text:p>
          </text:deletion>
        </text:changed-region>
        <text:changed-region xml:id="ct43077216" text:id="ct43077216">
          <text:deletion>
            <office:change-info>
              <dc:creator>Ruben Bär</dc:creator>
              <dc:date>2011-06-07T12:30:00</dc:date>
            </office:change-info>
            <text:p text:style-name="P2">der Vererbung </text:p>
          </text:deletion>
        </text:changed-region>
        <text:changed-region xml:id="ct43077024" text:id="ct43077024">
          <text:deletion>
            <office:change-info>
              <dc:creator>Ruben Bär</dc:creator>
              <dc:date>2011-06-14T10:04:00</dc:date>
            </office:change-info>
            <text:p text:style-name="P2">onzepte </text:p>
          </text:deletion>
        </text:changed-region>
        <text:changed-region xml:id="ct43155792" text:id="ct43155792">
          <text:deletion>
            <office:change-info>
              <dc:creator>Ruben Bär</dc:creator>
              <dc:date>2011-06-07T12:30:00</dc:date>
            </office:change-info>
            <text:p text:style-name="P2">K</text:p>
          </text:deletion>
        </text:changed-region>
        <text:changed-region xml:id="ct43155600" text:id="ct43155600">
          <text:deletion>
            <office:change-info>
              <dc:creator>Ruben Bär</dc:creator>
              <dc:date>2011-06-14T10:04:00</dc:date>
            </office:change-info>
            <text:p text:style-name="P2">, welche diese beiden </text:p>
          </text:deletion>
        </text:changed-region>
        <text:changed-region xml:id="ct43158784" text:id="ct43158784">
          <text:insertion>
            <office:change-info>
              <dc:creator>Ruben Bär</dc:creator>
              <dc:date>2011-06-07T12:37:00</dc:date>
            </office:change-info>
          </text:insertion>
        </text:changed-region>
        <text:changed-region xml:id="ct43076256" text:id="ct43076256">
          <text:insertion>
            <office:change-info>
              <dc:creator>Ruben Bär</dc:creator>
              <dc:date>2011-06-07T12:38:00</dc:date>
            </office:change-info>
          </text:insertion>
        </text:changed-region>
        <text:changed-region xml:id="ct43076448" text:id="ct43076448">
          <text:deletion>
            <office:change-info>
              <dc:creator>Ruben Bär</dc:creator>
              <dc:date>2011-06-07T12:38:00</dc:date>
            </office:change-info>
            <text:p text:style-name="P2"><text:s/>und</text:p>
          </text:deletion>
        </text:changed-region>
        <text:changed-region xml:id="ct43140432" text:id="ct43140432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43140624" text:id="ct43140624">
          <text:deletion>
            <office:change-info>
              <dc:creator>Stefan Heinemann</dc:creator>
              <dc:date>2011-06-08T13:48:00</dc:date>
            </office:change-info>
            <text:p text:style-name="P2"><text:s/>Phase</text:p>
          </text:deletion>
        </text:changed-region>
        <text:changed-region xml:id="ct42858208" text:id="ct42858208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42857104" text:id="ct42857104">
          <text:insertion>
            <office:change-info>
              <dc:creator>Stefan Heinemann</dc:creator>
              <dc:date>2011-06-08T13:48:00</dc:date>
            </office:change-info>
          </text:insertion>
        </text:changed-region>
        <text:changed-region xml:id="ct42855056" text:id="ct42855056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42857504" text:id="ct42857504">
          <text:insertion>
            <office:change-info>
              <dc:creator>Ruben Bär</dc:creator>
              <dc:date>2011-06-07T12:37:00</dc:date>
            </office:change-info>
          </text:insertion>
        </text:changed-region>
        <text:changed-region xml:id="ct42616272" text:id="ct42616272">
          <text:insertion>
            <office:change-info>
              <dc:creator>Ruben Bär</dc:creator>
              <dc:date>2011-06-14T10:04:00</dc:date>
            </office:change-info>
          </text:insertion>
        </text:changed-region>
        <text:changed-region xml:id="ct42616464" text:id="ct42616464">
          <text:insertion>
            <office:change-info>
              <dc:creator>Ruben Bär</dc:creator>
              <dc:date>2011-06-07T12:31:00</dc:date>
            </office:change-info>
          </text:insertion>
        </text:changed-region>
        <text:changed-region xml:id="ct42616656" text:id="ct42616656">
          <text:deletion>
            <office:change-info>
              <dc:creator>Ruben Bär</dc:creator>
              <dc:date>2011-06-07T12:31:00</dc:date>
            </office:change-info>
            <text:p text:style-name="P2"><text:s/>einen kompletten Type Checker.</text:p>
          </text:deletion>
        </text:changed-region>
        <text:changed-region xml:id="ct42861728" text:id="ct42861728">
          <text:deletion>
            <office:change-info>
              <dc:creator>Ruben Bär</dc:creator>
              <dc:date>2011-06-07T12:33:00</dc:date>
            </office:change-info>
            <text:p text:style-name="P2">Ooplss</text:p>
          </text:deletion>
        </text:changed-region>
        <text:changed-region xml:id="ct42861296" text:id="ct42861296">
          <text:insertion>
            <office:change-info>
              <dc:creator>Ruben Bär</dc:creator>
              <dc:date>2011-06-07T12:33:00</dc:date>
            </office:change-info>
          </text:insertion>
        </text:changed-region>
        <text:changed-region xml:id="ct52341824" text:id="ct52341824">
          <text:insertion>
            <office:change-info>
              <dc:creator>Ruben Bär</dc:creator>
              <dc:date>2011-06-14T10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el</text:p>
      <text:p text:style-name="Standard"/>
      <text:p text:style-name="Standard">1. Ruben Bär <text:a xlink:type="simple" xlink:href="mailto:ruben.baer@codedump.ch">ruben.baer@codedump.ch</text:a></text:p>
      <text:p text:style-name="Standard">2. Stefan Heinemann <text:a xlink:type="simple" xlink:href="mailto:stefan.heinemann@codedump.ch">stefan.heinemann@codedump.ch</text:a></text:p>
      <text:p text:style-name="Standard"/>
      <text:p text:style-name="Standard">Ruben Bär 079 364 63 21</text:p>
      <text:p text:style-name="Standard"/>
      <text:p text:style-name="Standard">Olivier Biberstein <text:a xlink:type="simple" xlink:href="mailto:olivier.biberstein@bfh.ch">olivier.biberstein@bfh.ch</text:a></text:p>
      <text:p text:style-name="P7"/>
      <text:p text:style-name="P7">Titel (50 Zeichen)</text:p>
      <text:p text:style-name="Standard"/>
      <text:p text:style-name="Standard"><text:change-start text:change-id="ct43034240"/><office:annotation><dc:creator>Ruben Bär</dc:creator><dc:date>2011-06-07T11:28:14</dc:date><text:p text:style-name="P11"><text:span text:style-name="T6">Unser Schwerpunkt oder der vom Thema?</text:span></text:p></office:annotation><text:change-end text:change-id="ct43034240"/>Computer Perception and Virtual Reality / Prof. Dr. Olivier Biberstein</text:p>
      <text:p text:style-name="Standard">Experte: Prof. Dr. Andreas Spichiger</text:p>
      <text:p text:style-name="Standard"/>
      <text:p text:style-name="P7">Lead: </text:p>
      <text:p text:style-name="P7"/>
      <text:p text:style-name="P1"><text:change-start text:change-id="ct43086448"/><text:span text:style-name="T1">Subtyping</text:span><text:change-end text:change-id="ct43086448"/> ist ein weitverbreitetes Konzept in <text:change text:change-id="ct43029776"/>Programmiersprachen wie C++, Java oder C# um Vererbung und Polymorphie zu realisieren. Die <text:change-start text:change-id="ct43043984"/>Subt<text:change-end text:change-id="ct43043984"/><text:change text:change-id="ct43112944"/>ypenhierarchie ist dabei <text:change text:change-id="ct43113136"/><text:change-start text:change-id="ct39913904"/>äquivalent mit der<text:change-end text:change-id="ct39913904"/> Vererbungshierarchie<text:change text:change-id="ct43111680"/><text:change-start text:change-id="ct43111872"/>.<text:change-end text:change-id="ct43111872"/><text:change text:change-id="ct39862464"/> <text:change-start text:change-id="ct39862656"/>Dies macht eine Ver<text:change-end text:change-id="ct39862656"/><text:change-start text:change-id="ct39918544"/>erbung, die dem Gedanken der Wiederverwendung entspricht, unmöglich.<text:change-end text:change-id="ct39918544"/><text:change text:change-id="ct39918736"/><text:change-start text:change-id="ct43113872"/> <text:change-end text:change-id="ct43113872"/><text:change-start text:change-id="ct43114064"/>Um dies zu ermöglichen,<text:change-end text:change-id="ct43114064"/><text:change-start text:change-id="ct43150976"/> wurd<text:change-end text:change-id="ct43150976"/><text:change text:change-id="ct43151168"/><text:change-start text:change-id="ct43091072"/>e<text:change-end text:change-id="ct43091072"/><text:change-start text:change-id="ct43096592"/> unter anderem das Konzept von <text:span text:style-name="T1">Subclassing</text:span> präsentiert. <text:change-end text:change-id="ct43096592"/><text:change-start text:change-id="ct43096784"/><text:s/><text:change-end text:change-id="ct43096784"/><text:change-start text:change-id="ct42798720"/>Innerhalb dieser Bachelorarbeit wurde eine Sprache entwickelt, die beide Konzept zur Ableitung bereitstellt und für welche<text:change-end text:change-id="ct42798720"/><text:change text:change-id="ct42797200"/><text:change-start text:change-id="ct42782720"/> ein rudimentärer Compiler erstellt wurde.<text:change-end text:change-id="ct42782720"/><text:change text:change-id="ct43124144"/><text:change text:change-id="ct42800400"/><text:change text:change-id="ct42800208"/></text:p>
      <text:p text:style-name="Standard"/>
      <text:p text:style-name="P7">Text: </text:p>
      <text:p text:style-name="P7"/>
      <text:p text:style-name="P7">Subtyping</text:p>
      <text:p text:style-name="P1">Moderne <text:change-start text:change-id="ct42802384"/>und populäre <text:change-end text:change-id="ct42802384"/>objektorientierte Programmiersprachen kennen ein Vererbungskonzept<text:change-start text:change-id="ct42798096"/>,<text:change-end text:change-id="ct42798096"/> welches <text:change text:change-id="ct43124560"/><text:change-start text:change-id="ct43124336"/>automatisch<text:change-end text:change-id="ct43124336"/> <text:change text:change-id="ct42801040"/><text:change-start text:change-id="ct43142448"/><text:span text:style-name="T1">Subtypen</text:span> erstellt<text:change-end text:change-id="ct43142448"/>. <text:change text:change-id="ct43142928"/>Dies ermöglicht die polymorphe Verwendung von Typen, indem <text:change-start text:change-id="ct43142176"/>ein <text:change-end text:change-id="ct43142176"/>Typ<text:change text:change-id="ct39916224"/> <text:change text:change-id="ct43090800"/><text:change-start text:change-id="ct43142640"/>sicher durch eine<text:change-end text:change-id="ct43142640"/><text:change-start text:change-id="ct43136800"/>n<text:change-end text:change-id="ct43136800"/><text:change-start text:change-id="ct43136352"/> Subtyp<text:change-end text:change-id="ct43136352"/><text:change-start text:change-id="ct43136544"/>en<text:change-end text:change-id="ct43136544"/><text:change-start text:change-id="ct39915504"/> ersetzt werden kann<text:change-end text:change-id="ct39915504"/>. <text:change-start text:change-id="ct43137648"/>Damit diese Ersetzung ohne Typenfehler möglich ist, muss ein Subtyp<text:change-end text:change-id="ct43137648"/><text:change text:change-id="ct39914992"/><text:change-start text:change-id="ct39915184"/> gewisse Eigenschaften einhalten<text:change-end text:change-id="ct39915184"/><text:change text:change-id="ct39915888"/><text:change text:change-id="ct39915696"/><text:change-start text:change-id="ct43141872"/>.<text:change-end text:change-id="ct43141872"/> So können zum Beispiel Methodenargumente nicht weiter spezialisiert werden. Diese Problematik wird z.B. bei<text:span text:style-name="T1"> </text:span><text:change-start text:change-id="ct43136992"/><text:span text:style-name="T2">der</text:span><text:change-end text:change-id="ct43136992"/><text:span text:style-name="T1"> </text:span><text:change-start text:change-id="ct43137184"/><text:span text:style-name="T1">equals</text:span><text:change-end text:change-id="ct43137184"/><text:span text:style-name="T2"> Methode</text:span><text:span text:style-name="T1"> </text:span><text:change-start text:change-id="ct43077504"/><text:span text:style-name="T2">der</text:span><text:change-end text:change-id="ct43077504"/><text:change-start text:change-id="ct43140992"/><text:span text:style-name="T2"> Klasse</text:span><text:change-end text:change-id="ct43140992"/><text:span text:style-name="T1"> </text:span><text:change-start text:change-id="ct43139824"/><text:span text:style-name="T1">Object</text:span><text:change-end text:change-id="ct43139824"/><text:change text:change-id="ct42614784"/><text:span text:style-name="T2"> bei Java offensichtlich: </text:span><text:change-start text:change-id="ct42805248"/><text:span text:style-name="T2">Der Typ</text:span><text:change-end text:change-id="ct42805248"/><text:change text:change-id="ct42805440"/><text:change-start text:change-id="ct42614432"/><text:span text:style-name="T2"> des Methodenarguments </text:span><text:change-end text:change-id="ct42614432"/><text:change text:change-id="ct42615008"/><text:span text:style-name="T2"><text:s/>kann nicht weiter eingeschränkt werden, so dass sie den spezifisch zu vergleichenden Typ verlangt.</text:span><text:change-start text:change-id="ct43151776"/><text:span text:style-name="T2"> Dies führt dazu, dass </text:span><text:change-end text:change-id="ct43151776"/><text:change-start text:change-id="ct42617184"/><text:span text:style-name="T2">unsichere Sprachkonstrukte wie ein Cast, welche das Typen</text:span><text:change-end text:change-id="ct42617184"/><text:change text:change-id="ct43153440"/><text:change text:change-id="ct42617376"/><text:change-start text:change-id="ct43152416"/><text:span text:style-name="T2">s</text:span><text:change-end text:change-id="ct43152416"/><text:change-start text:change-id="ct43153632"/><text:span text:style-name="T2">ystem umgehen, unvermeidlich sind</text:span><text:change-end text:change-id="ct43153632"/><text:change text:change-id="ct43153824"/><text:change-start text:change-id="ct43154368"/><text:span text:style-name="T2">. </text:span><text:change-end text:change-id="ct43154368"/><text:change-start text:change-id="ct43156080"/><text:span text:style-name="T2">Diese sind mühselig und </text:span><text:change-end text:change-id="ct43156080"/><text:change-start text:change-id="ct43158208"/><text:span text:style-name="T2">fehleranfällig während der Laufzeit.</text:span><text:change-end text:change-id="ct43158208"/><text:change text:change-id="ct43158400"/></text:p>
      <text:p text:style-name="P2"/>
      <text:p text:style-name="P3">Subclassing</text:p>
      <text:p text:style-name="P2">In dieser Arbeit wird das Konzept des <text:span text:style-name="T1">Subclassing</text:span> <text:change text:change-id="ct42018592"/><text:change-start text:change-id="ct42010160"/>aufgegriffen,<text:change-end text:change-id="ct42010160"/><text:change text:change-id="ct42616928"/> <text:change text:change-id="ct42014048"/><text:change-start text:change-id="ct42801568"/>welches<text:change-end text:change-id="ct42801568"/> ermöglicht<text:change-start text:change-id="ct42018064"/>,<text:change-end text:change-id="ct42018064"/> <text:change text:change-id="ct42006560"/><text:change text:change-id="ct42009424"/><text:change text:change-id="ct42012960"/>Code in Klassen zu vererben, ohne Subtypen zu erstellen. <text:change text:change-id="ct42007568"/><text:change-start text:change-id="ct42807152"/>Viele<text:change-end text:change-id="ct42807152"/> Programmiersprachen kennen zwar parametrisierte Klassen, bekannt als Generics in Java oder Templates in C++. Diese lösen jedoch nicht das Problem von rekursiven Typen, <text:change text:change-id="ct43137376"/><text:change-start text:change-id="ct43157936"/>welche ihren eigenen Typ<text:change-end text:change-id="ct43157936"/><text:change text:change-id="ct42841344"/><text:change-start text:change-id="ct42004992"/> als Methodenpara<text:change-end text:change-id="ct42004992"/><text:change-start text:change-id="ct42801920"/>meter erwarten<text:change-end text:change-id="ct42801920"/><text:change text:change-id="ct42006864"/><text:change-start text:change-id="ct43078480"/>, wie e<text:change-end text:change-id="ct43078480"/><text:change-start text:change-id="ct42810240"/>s bei der Methode <text:span text:style-name="T1">equals</text:span> der Fall wäre.<text:change-end text:change-id="ct42810240"/><text:change text:change-id="ct42795920"/><text:change-start text:change-id="ct42019248"/> Aus diesem Grund haben wir eine spezielle Typ<text:change-end text:change-id="ct42019248"/><text:change text:change-id="ct42844880"/><text:change-start text:change-id="ct42841072"/>en<text:change-end text:change-id="ct42841072"/><text:change-start text:change-id="ct42843728"/>-Variable, <text:span text:style-name="T1">MyType</text:span>. <text:change-end text:change-id="ct42843728"/><text:change text:change-id="ct42844256"/><text:change-start text:change-id="ct42842736"/>e<text:change-end text:change-id="ct42842736"/><text:change-start text:change-id="ct42845344"/>ingeführt<text:change-end text:change-id="ct42845344"/><text:change-start text:change-id="ct42617568"/>. Diese Typ<text:change-end text:change-id="ct42617568"/><text:change text:change-id="ct43154048"/><text:change-start text:change-id="ct43140016"/>-<text:change-end text:change-id="ct43140016"/><text:change-start text:change-id="ct42847216"/>Variable kann als impliziter Typenparameter verstanden werden, welche<text:change-end text:change-id="ct42847216"/><text:change-start text:change-id="ct42847408"/>r den eigenen Typ<text:change-end text:change-id="ct42847408"/><text:change text:change-id="ct42840272"/><text:change-start text:change-id="ct42840464"/> <text:change-end text:change-id="ct42840464"/><text:change-start text:change-id="ct42849904"/>bzw. <text:change-end text:change-id="ct42849904"/><text:change-start text:change-id="ct42848928"/>Typen von Subklassen erwartet. Dieser Typenparameter ist daher notwendigerweise implizit, weil sonst eine unendliche <text:change-end text:change-id="ct42848928"/><text:change-start text:change-id="ct42850976"/>Typendeklaration notwendig wäre. Abhängig davon, <text:change-end text:change-id="ct42850976"/><text:change-start text:change-id="ct42850224"/>ob bei der Ableitung ein Subtyp<text:change-end text:change-id="ct42850224"/><text:change text:change-id="ct42850688"/><text:change-start text:change-id="ct42851952"/> oder eine Subklasse erstellt werden soll, wird diese Typ<text:change-end text:change-id="ct42851952"/><text:change text:change-id="ct42613776"/><text:change-start text:change-id="ct42851664"/>-Variable in der ganzen Typenhierarchie entsprechend gebunden<text:change-end text:change-id="ct42851664"/><text:change-start text:change-id="ct42613968"/>.<text:change-end text:change-id="ct42613968"/><text:change text:change-id="ct43151968"/></text:p>
      <text:p text:style-name="P2"/>
      <text:p text:style-name="P3"><text:change text:change-id="ct42014240"/><text:change-start text:change-id="ct42019616"/>OOPLSS<text:change-end text:change-id="ct42019616"/></text:p>
      <text:p text:style-name="P2">Um <text:change text:change-id="ct42845760"/><text:change-start text:change-id="ct42852896"/>unser<text:change-end text:change-id="ct42852896"/><text:change-start text:change-id="ct42853312"/> Modell, welches Subtyping und Subclassing vereint, zu testen<text:change-end text:change-id="ct42853312"/>, wurde im Rahmen dieser Arbeit eine Programmiersprache<text:change-start text:change-id="ct43152160"/>, welche diese beiden Ableitungskonzepte umsetzt,<text:change-end text:change-id="ct43152160"/> entwickelt und <text:change-start text:change-id="ct42843088"/>grösstenteils <text:change-end text:change-id="ct42843088"/>implementiert<text:change text:change-id="ct43158592"/><text:change text:change-id="ct43077216"/><text:change text:change-id="ct43077024"/><text:change text:change-id="ct43155792"/><text:change text:change-id="ct43155600"/>. Diese Sprache ist syntaktisch an Java und Scala angelehnt<text:change-start text:change-id="ct43158784"/>. Der <text:soft-page-break/>Co<text:change-end text:change-id="ct43158784"/><text:change-start text:change-id="ct43076256"/>mpiler<text:change-end text:change-id="ct43076256"/><text:change text:change-id="ct43076448"/> implementiert<text:change-start text:change-id="ct43140432"/> dabei jede <text:change-end text:change-id="ct43140432"/><text:change text:change-id="ct43140624"/><text:change-start text:change-id="ct42858208"/>notwendige Phase, von <text:change-end text:change-id="ct42858208"/><text:change-start text:change-id="ct42857104"/>der <text:change-end text:change-id="ct42857104"/><text:change-start text:change-id="ct42855056"/>lexikalischen über <text:change-end text:change-id="ct42855056"/><text:change-start text:change-id="ct42857504"/>die semantische Analyse<text:change-end text:change-id="ct42857504"/><text:change-start text:change-id="ct42616272"/>,<text:change-end text:change-id="ct42616272"/><text:change-start text:change-id="ct42616464"/> bishin zum Übersetzen in den Zielcode.<text:change-end text:change-id="ct42616464"/><text:change text:change-id="ct42616656"/> Auf einige in Programmiersprachen gängige Features, die für den Sachverhalt dieser Arbeit irrelevant sind, wurde vorerst verzichtet. Erweiterungen sind jedoch ohne weiteres denkbar. Übersetzt wird <text:change text:change-id="ct42861728"/><text:change-start text:change-id="ct42861296"/>OOPLSS<text:change-end text:change-id="ct42861296"/> in Java, was den Zugriff auf das Java-Framework denkbar macht.<text:change-start text:change-id="ct52341824"/></text:p>
      <text:p text:style-name="P2"/>
      <text:p text:style-name="Standard"><text:span text:style-name="T5">Weitere Informationen können auf der Website </text:span><text:a xlink:type="simple" xlink:href="http://ooplss.codedump.ch/">http://ooplss.codedump.ch</text:a> gefunden werden.<text:change-end text:change-id="ct52341824"/></text:p>
      <text:p text:style-name="Standard"/>
      <text:p text:style-name="P7">Bildlegende: Möglichst kurze Sätze</text:p>
      <text:p text:style-name="Standard"/>
      <text:p text:style-name="P7">Bemerkungen</text:p>
      <text:p text:style-name="Standard"/>
      <text:p text:style-name="Standard">08.06.2011 Be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CH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6T20:19:38</meta:creation-date>
    <meta:editing-duration>PT7H7M18S</meta:editing-duration>
    <meta:editing-cycles>145</meta:editing-cycles>
    <meta:generator>LibreOffice/3.3$Unix LibreOffice_project/330m19$Build-202</meta:generator>
    <dc:date>2011-06-14T10:09:01</dc:date>
    <dc:creator>Ruben Bär</dc:creator>
    <meta:printed-by>Stefan Heinemann</meta:printed-by>
    <meta:print-date>2011-06-08T00:18:30</meta:print-date>
    <meta:document-statistic meta:table-count="0" meta:image-count="0" meta:object-count="0" meta:page-count="2" meta:paragraph-count="76" meta:word-count="645" meta:character-count="4773"/>
  </office:meta>
</office:document-meta>
</file>